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color="#666666" officeooo:paragraph-rsid="001d4262"/>
    </style:style>
    <style:style style:name="P2" style:family="paragraph" style:parent-style-name="Standard">
      <style:text-properties fo:color="#000000" officeooo:rsid="001e9228" officeooo:paragraph-rsid="001e9228"/>
    </style:style>
    <style:style style:name="P3" style:family="paragraph" style:parent-style-name="Standard">
      <style:text-properties fo:color="#000000" officeooo:rsid="001f5764" officeooo:paragraph-rsid="001f5764"/>
    </style:style>
    <style:style style:name="P4" style:family="paragraph" style:parent-style-name="Standard">
      <style:text-properties fo:color="#000000" officeooo:rsid="001d4262" officeooo:paragraph-rsid="001d4262"/>
    </style:style>
    <style:style style:name="P5" style:family="paragraph" style:parent-style-name="Standard">
      <style:text-properties fo:color="#000000" officeooo:rsid="001e23fb" officeooo:paragraph-rsid="001e23fb"/>
    </style:style>
    <style:style style:name="P6" style:family="paragraph" style:parent-style-name="Standard" style:list-style-name="L1">
      <style:text-properties fo:color="#000000" officeooo:rsid="001d4262" officeooo:paragraph-rsid="001d4262"/>
    </style:style>
    <style:style style:name="P7" style:family="paragraph" style:parent-style-name="Standard" style:list-style-name="L1">
      <style:text-properties fo:color="#000000" officeooo:rsid="001e23fb" officeooo:paragraph-rsid="001e23fb"/>
    </style:style>
    <style:style style:name="P8" style:family="paragraph" style:parent-style-name="Standard" style:list-style-name="L2">
      <style:text-properties fo:color="#000000" officeooo:rsid="001e9228" officeooo:paragraph-rsid="001e9228"/>
    </style:style>
    <style:style style:name="P9" style:family="paragraph" style:parent-style-name="Standard" style:list-style-name="L3">
      <style:text-properties fo:color="#000000" officeooo:rsid="001e9228" officeooo:paragraph-rsid="001e9228"/>
    </style:style>
    <style:style style:name="P10" style:family="paragraph" style:parent-style-name="Standard" style:list-style-name="L4">
      <style:text-properties fo:color="#000000" officeooo:rsid="001f5764" officeooo:paragraph-rsid="001f5764"/>
    </style:style>
    <style:style style:name="P11" style:family="paragraph" style:parent-style-name="Standard" style:list-style-name="L5">
      <style:text-properties fo:color="#000000" officeooo:rsid="001f5764" officeooo:paragraph-rsid="001f5764"/>
    </style:style>
    <style:style style:name="P12" style:family="paragraph" style:parent-style-name="Standard" style:list-style-name="L6">
      <style:text-properties fo:color="#000000" officeooo:rsid="00218dd9" officeooo:paragraph-rsid="00218dd9"/>
    </style:style>
    <style:style style:name="P13" style:family="paragraph" style:parent-style-name="Standard" style:list-style-name="L1">
      <style:text-properties officeooo:rsid="001e23fb" officeooo:paragraph-rsid="001e23fb"/>
    </style:style>
    <style:style style:name="P14" style:family="paragraph" style:parent-style-name="Standard" style:list-style-name="L7">
      <style:text-properties fo:color="#666666" officeooo:rsid="0021efe7" officeooo:paragraph-rsid="0021efe7"/>
    </style:style>
    <style:style style:name="P15" style:family="paragraph" style:parent-style-name="Standard" style:list-style-name="L8">
      <style:text-properties fo:color="#666666" officeooo:rsid="0021efe7" officeooo:paragraph-rsid="0021efe7"/>
    </style:style>
    <style:style style:name="P16" style:family="paragraph" style:parent-style-name="Standard" style:list-style-name="L9">
      <style:text-properties fo:color="#666666" officeooo:rsid="00230559" officeooo:paragraph-rsid="00230559"/>
    </style:style>
    <style:style style:name="P17" style:family="paragraph" style:parent-style-name="Standard">
      <style:text-properties fo:color="#666666" officeooo:paragraph-rsid="001d4262"/>
    </style:style>
    <style:style style:name="P18" style:family="paragraph" style:parent-style-name="Standard" style:list-style-name="L10">
      <style:text-properties fo:color="#666666" officeooo:rsid="0024f39a" officeooo:paragraph-rsid="0024f39a"/>
    </style:style>
    <style:style style:name="P19" style:family="paragraph" style:parent-style-name="Standard" style:list-style-name="L10">
      <style:text-properties fo:color="#666666" officeooo:rsid="00269a65" officeooo:paragraph-rsid="00269a65"/>
    </style:style>
    <style:style style:name="P20" style:family="paragraph" style:parent-style-name="Standard" style:list-style-name="L11">
      <style:text-properties fo:color="#666666" officeooo:rsid="00269a65" officeooo:paragraph-rsid="00269a65"/>
    </style:style>
    <style:style style:name="P21" style:family="paragraph" style:parent-style-name="Standard" style:list-style-name="L13">
      <style:text-properties fo:color="#666666" officeooo:rsid="002734a4" officeooo:paragraph-rsid="002734a4"/>
    </style:style>
    <style:style style:name="P22" style:family="paragraph" style:parent-style-name="Standard" style:list-style-name="L14">
      <style:text-properties fo:color="#666666" officeooo:rsid="002734a4" officeooo:paragraph-rsid="002734a4"/>
    </style:style>
    <style:style style:name="P23" style:family="paragraph" style:parent-style-name="Standard" style:list-style-name="L15">
      <style:text-properties fo:color="#666666" officeooo:rsid="0028bb1b" officeooo:paragraph-rsid="0028bb1b"/>
    </style:style>
    <style:style style:name="P24" style:family="paragraph" style:parent-style-name="Standard" style:list-style-name="L16">
      <style:text-properties fo:color="#666666" officeooo:rsid="0028f1e0" officeooo:paragraph-rsid="0028f1e0"/>
    </style:style>
    <style:style style:name="P25" style:family="paragraph" style:parent-style-name="Standard" style:list-style-name="L17">
      <style:text-properties fo:color="#666666" officeooo:rsid="0028f1e0" officeooo:paragraph-rsid="0028f1e0"/>
    </style:style>
    <style:style style:name="P26" style:family="paragraph" style:parent-style-name="Standard" style:list-style-name="L18">
      <style:text-properties fo:color="#666666" officeooo:rsid="0028f1e0" officeooo:paragraph-rsid="0028f1e0"/>
    </style:style>
    <style:style style:name="P27" style:family="paragraph" style:parent-style-name="Standard" style:list-style-name="L19">
      <style:text-properties fo:color="#666666" officeooo:rsid="0028f1e0" officeooo:paragraph-rsid="0028f1e0"/>
    </style:style>
    <style:style style:name="P28" style:family="paragraph" style:parent-style-name="Standard" style:list-style-name="L20">
      <style:text-properties fo:color="#666666" officeooo:rsid="0028f1e0" officeooo:paragraph-rsid="0028f1e0"/>
    </style:style>
    <style:style style:name="P29" style:family="paragraph" style:parent-style-name="Standard" style:list-style-name="L21">
      <style:text-properties fo:color="#666666" officeooo:rsid="0028f1e0" officeooo:paragraph-rsid="0028f1e0"/>
    </style:style>
    <style:style style:name="P30" style:family="paragraph" style:parent-style-name="Standard" style:list-style-name="L22">
      <style:text-properties fo:color="#666666" officeooo:rsid="002aa5ec" officeooo:paragraph-rsid="002aa5ec"/>
    </style:style>
    <style:style style:name="P31" style:family="paragraph" style:parent-style-name="Standard" style:list-style-name="L23">
      <style:text-properties fo:color="#666666" officeooo:rsid="002aa5ec" officeooo:paragraph-rsid="002aa5ec"/>
    </style:style>
    <style:style style:name="P32" style:family="paragraph" style:parent-style-name="Standard" style:list-style-name="L24">
      <style:text-properties fo:color="#666666" officeooo:rsid="002aa5ec" officeooo:paragraph-rsid="002aa5ec"/>
    </style:style>
    <style:style style:name="P33" style:family="paragraph" style:parent-style-name="Standard" style:list-style-name="L25">
      <style:text-properties fo:color="#666666" officeooo:rsid="002aa5ec" officeooo:paragraph-rsid="002aa5ec"/>
    </style:style>
    <style:style style:name="T1" style:family="text">
      <style:text-properties fo:color="#000000"/>
    </style:style>
    <style:style style:name="T2" style:family="text">
      <style:text-properties fo:color="#000000" officeooo:rsid="001d4262"/>
    </style:style>
    <style:style style:name="T3" style:family="text">
      <style:text-properties officeooo:rsid="00269a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escribe the critical characteristics of information. How are they used in the study of computer security?</text:p>
      <text:p text:style-name="P1"><text:span text:style-name="T1">- </text:span><text:span text:style-name="T2">The characteristic of information defines importance of information. <text:s/>With the change in the characteristic, the importance of information also changes.</text:span></text:p>
      <text:p text:style-name="P4"/>
      <text:list xml:id="list4288929199" text:style-name="L1">
        <text:list-item>
          <text:p text:style-name="P6">The characteristics of information are: </text:p>
          <text:list>
            <text:list-item>
              <text:p text:style-name="P6">Availability</text:p>
            </text:list-item>
            <text:list-item>
              <text:p text:style-name="P6">Accuracy</text:p>
            </text:list-item>
            <text:list-item>
              <text:p text:style-name="P6">Authenticity</text:p>
            </text:list-item>
            <text:list-item>
              <text:p text:style-name="P13"><text:span text:style-name="T2">C</text:span><text:span text:style-name="T1">onfidentiality</text:span></text:p>
            </text:list-item>
            <text:list-item>
              <text:p text:style-name="P7">Integrity</text:p>
            </text:list-item>
            <text:list-item>
              <text:p text:style-name="P7">Possession</text:p>
            </text:list-item>
            <text:list-item>
              <text:p text:style-name="P7">Utility</text:p>
            </text:list-item>
          </text:list>
        </text:list-item>
        <text:list-item>
          <text:p text:style-name="P7">Critical characteristics of information in computer security.</text:p>
          <text:list>
            <text:list-item>
              <text:p text:style-name="P7">The information needed will be abailable completely with no interruption of intruders that only authorized users can access it.</text:p>
            </text:list-item>
            <text:list-item>
              <text:p text:style-name="P7">The information present is accurate wich is error free and has exact results</text:p>
            </text:list-item>
          </text:list>
        </text:list-item>
      </text:list>
      <text:p text:style-name="P5"/>
      <text:p text:style-name="P1"/>
      <text:p text:style-name="P1">2. Why is the top-down approach to information security superior to the bottom-up approach?</text:p>
      <text:list xml:id="list3420380656" text:style-name="L2">
        <text:list-item>
          <text:p text:style-name="P8">Top-down approach has the top level managers who will assign the goals to be achieved, procedures and processes to achieve them and has the expected outcomes.</text:p>
          <text:list>
            <text:list-item>
              <text:p text:style-name="P8">It has clear planning and management to run the system</text:p>
            </text:list-item>
            <text:list-item>
              <text:p text:style-name="P8">It involves formal development strategy for developing the lifetime of the systems.</text:p>
            </text:list-item>
          </text:list>
        </text:list-item>
      </text:list>
      <text:p text:style-name="P2"/>
      <text:p text:style-name="P1">3. What are the three components of the C.I.A. triad? What are they used for?</text:p>
      <text:list xml:id="list112131049" text:style-name="L3">
        <text:list-item>
          <text:p text:style-name="P9">Confidentiality</text:p>
          <text:list>
            <text:list-item>
              <text:p text:style-name="P9">The certainty of secured data that only authorized users can use it or unauthorized users cannot access it.</text:p>
            </text:list-item>
          </text:list>
        </text:list-item>
        <text:list-item>
          <text:p text:style-name="P9">Integrity</text:p>
          <text:list>
            <text:list-item>
              <text:p text:style-name="P9">The certainty of being real, complete and corrupted free.</text:p>
            </text:list-item>
          </text:list>
        </text:list-item>
        <text:list-item>
          <text:p text:style-name="P9">Availability</text:p>
          <text:list>
            <text:list-item>
              <text:p text:style-name="P9">The certainty of being available all the time all the required resources</text:p>
            </text:list-item>
          </text:list>
        </text:list-item>
      </text:list>
      <text:p text:style-name="P2"/>
      <text:p text:style-name="P1">4. How can the practice of information security be described as both an art and a science? How does the view of security as a social science influence its practice?</text:p>
      <text:list xml:id="list1424255110" text:style-name="L4">
        <text:list-item>
          <text:p text:style-name="P10">It is an art because there are no hard rules, especially for users and policy</text:p>
        </text:list-item>
        <text:list-item>
          <text:p text:style-name="P10">It is a science because the software is developed by computer scientists and engineers.</text:p>
        </text:list-item>
      </text:list>
      <text:p text:style-name="P3"/>
      <text:p text:style-name="P1">5. What was important about RAND Report R- 609?</text:p>
      <text:list xml:id="list2363246891" text:style-name="L5">
        <text:list-item>
          <text:p text:style-name="P11">R-609 is the first widely recognized published document to identify the role of management and policy issues in computer security</text:p>
        </text:list-item>
      </text:list>
      <text:p text:style-name="P3"/>
      <text:p text:style-name="P1">6. Has the implementation of networking technology created more or less risk for businesses that use information technology? Why?</text:p>
      <text:list xml:id="list3926308726" text:style-name="L6">
        <text:list-item>
          <text:p text:style-name="P12"/>
        </text:list-item>
      </text:list>
      <text:p text:style-name="P1">7. What is information extortion? Describe how such an attack can cause losses, using an example not found in the text.</text:p>
      <text:list xml:id="list1630047735" text:style-name="L7">
        <text:list-item>
          <text:p text:style-name="P14"><text:soft-page-break/>Occurs when an attacker or trusted insider steals information from a computer system and demands compensation for its return or agreement not to disclose it</text:p>
        </text:list-item>
      </text:list>
      <text:p text:style-name="P1"/>
      <text:p text:style-name="P1">8. How is technological obsolescence a threat to information security? How can an organization protect against it?</text:p>
      <text:list xml:id="list794382460" text:style-name="L8">
        <text:list-item>
          <text:p text:style-name="P15">When technology becomes outdated, it is no longer supported or patched. <text:s/>Attacks become more widely available.</text:p>
        </text:list-item>
      </text:list>
      <text:p text:style-name="P1"/>
      <text:p text:style-name="P1">9. What are the types of password attacks? What can a systems administrator do to protect against them?</text:p>
      <text:list xml:id="list1628526073" text:style-name="L9">
        <text:list-item>
          <text:p text:style-name="P16">Password Crack</text:p>
          <text:list>
            <text:list-item>
              <text:p text:style-name="P16">Attempting to reverse engineer the password using Security Account Manager file.</text:p>
            </text:list-item>
          </text:list>
        </text:list-item>
        <text:list-item>
          <text:p text:style-name="P16">Brute Force</text:p>
          <text:list>
            <text:list-item>
              <text:p text:style-name="P16">An attack where </text:p>
            </text:list-item>
          </text:list>
        </text:list-item>
        <text:list-item>
          <text:p text:style-name="P16">Dictionary attack</text:p>
        </text:list-item>
      </text:list>
      <text:p text:style-name="P1"/>
      <text:p text:style-name="P1">10. For a sniffer attack to succeed, what must the attacker do? How can an attacker gain access to a network to use the sniffer system?</text:p>
      <text:list xml:id="list2945119952" text:style-name="L10">
        <text:list-item>
          <text:p text:style-name="P18">The attacker must have access to the network/computer <text:span text:style-name="T3">segment you want to sniff. <text:s/></text:span></text:p>
        </text:list-item>
        <text:list-item>
          <text:p text:style-name="P19">You can use a tool that plugs directly into an ethernet port or gain access to a computer that has validated credentials.</text:p>
        </text:list-item>
      </text:list>
      <text:p text:style-name="P1"/>
      <text:p text:style-name="P1">11. Which law amended the Computer Fraud and Abuse Act of 1986, and what did it change?</text:p>
      <text:list xml:id="list524370515" text:style-name="L11">
        <text:list-item>
          <text:p text:style-name="P20">National Information Infrastructure Act of 1996</text:p>
        </text:list-item>
        <text:list-item>
          <text:p text:style-name="P20">Modified several sections of CFA Act and increased the penalties for selected crimes. <text:s/></text:p>
        </text:list-item>
      </text:list>
      <text:p text:style-name="P1"/>
      <text:p text:style-name="P1">12. What is another name for the Kennedy-Kassebaum Act (1996), and why is it important to organizations that are not in the healthcare industry?</text:p>
      <text:list xml:id="list3100572940" text:style-name="L13">
        <text:list-item>
          <text:p text:style-name="P21">HIPAA – Health Insurance Portability and Accountability Act.</text:p>
        </text:list-item>
        <text:list-item>
          <text:p text:style-name="P21">Protects the confidentiality and security of health-care data by establishing and enforcing standards and by standardizing electronic data interchange.</text:p>
        </text:list-item>
        <text:list-item>
          <text:p text:style-name="P21">Impacts all health-care organizations that deal with patient information.</text:p>
        </text:list-item>
      </text:list>
      <text:p text:style-name="P1"/>
      <text:p text:style-name="P1">13. What is PCI DSS and why is it important for information security?</text:p>
      <text:list xml:id="list720814728" text:style-name="L14">
        <text:list-item>
          <text:p text:style-name="P22">Payment Card Industry Data Security Standard</text:p>
        </text:list-item>
        <text:list-item>
          <text:p text:style-name="P22">A common, consistent and secure minimum level of protection to be applied by all organizations that process, store or transmit cardholder data to safeguard payment card data and payment card customers.</text:p>
        </text:list-item>
      </text:list>
      <text:p text:style-name="P1"/>
      <text:p text:style-name="P1">14. How does the Sarbanes-Oxley Act of 2002 affect information security managers?</text:p>
      <text:list xml:id="list2910001060" text:style-name="L15">
        <text:list-item>
          <text:p text:style-name="P23">Top management will look for reliability of the information that they acquire from technology managers while these managers will want the information security managers to verify that the information is confidential and the integrity is intact.</text:p>
        </text:list-item>
        <text:list-item>
          <text:p text:style-name="P23">Improves the reliability of corporate disclosures.</text:p>
        </text:list-item>
      </text:list>
      <text:p text:style-name="P1"/>
      <text:p text:style-name="P1">15. What is the primary purpose of the USA PATRIOT Act and how has it been revised since its original passage?</text:p>
      <text:list xml:id="list464619292" text:style-name="L16">
        <text:list-item>
          <text:p text:style-name="P24">Modified a wide range of existing laws to provide law enforcement agencies with broader latitude in order to combat terrorism-related activities. </text:p>
        </text:list-item>
        <text:list-item>
          <text:p text:style-name="P24"><text:soft-page-break/>Has been reviced to deal with electronic technology and to make it mandatory to report suspicious behavior.</text:p>
        </text:list-item>
      </text:list>
      <text:p text:style-name="P1"/>
      <text:p text:style-name="P1">16. What are the issues associated with adopting a formal framework or model?</text:p>
      <text:list xml:id="list3422659613" text:style-name="L17">
        <text:list-item>
          <text:p text:style-name="P25">A company can conduct a sequence of risk valuations using qualitative or quantitative analysis, cost-benefit analysis and feasibility studies.</text:p>
        </text:list-item>
      </text:list>
      <text:p text:style-name="P1"/>
      <text:p text:style-name="P1">17. What benefit can a private, for-profit agency derive from best practices designed for federal agencies?</text:p>
      <text:list xml:id="list3197445343" text:style-name="L18">
        <text:list-item>
          <text:p text:style-name="P26">They can be advised on widely accepted standards, practices, and policies and then modify them to suit individual needs.</text:p>
        </text:list-item>
      </text:list>
      <text:p text:style-name="P1"/>
      <text:p text:style-name="P1">18. When is the BC plan used? How do you determine when to use the IR, DR, and BC plans?</text:p>
      <text:list xml:id="list2494256353" text:style-name="L19">
        <text:list-item>
          <text:p text:style-name="P27">The Business Continuity plan is used to concurrently with the DR plan and when the damage is major or ongoing, and requires more than simple restoration of information resources. </text:p>
        </text:list-item>
        <text:list-item>
          <text:p text:style-name="P27">The BC plan establishes critical business functions at an alternate site.</text:p>
        </text:list-item>
      </text:list>
      <text:p text:style-name="P1"/>
      <text:p text:style-name="P1">19. What are the elements of a business impact analysis?</text:p>
      <text:list xml:id="list3743811880" text:style-name="L20">
        <text:list-item>
          <text:p text:style-name="P28">Scope</text:p>
        </text:list-item>
        <text:list-item>
          <text:p text:style-name="P28">Plan</text:p>
        </text:list-item>
        <text:list-item>
          <text:p text:style-name="P28">Balance</text:p>
        </text:list-item>
        <text:list-item>
          <text:p text:style-name="P28">Know the objective</text:p>
        </text:list-item>
        <text:list-item>
          <text:p text:style-name="P28">Follow up.</text:p>
        </text:list-item>
      </text:list>
      <text:p text:style-name="P1"/>
      <text:p text:style-name="P1">20. What is an after-action review? When is it performed? Why is it done?</text:p>
      <text:list xml:id="list2380504529" text:style-name="L21">
        <text:list-item>
          <text:p text:style-name="P29">An analysis of the outcome of a specific plan. <text:s/>It is done to evaluate the level of success.</text:p>
        </text:list-item>
        <text:list-item>
          <text:p text:style-name="P29">It is done after completion of the original plan.</text:p>
        </text:list-item>
      </text:list>
      <text:p text:style-name="P1"/>
      <text:p text:style-name="P1">21. What are vulnerabilities? How do you identify them? 22. What five strategies for controlling risk are described in this chapter?</text:p>
      <text:list xml:id="list2461959521" text:style-name="L22">
        <text:list-item>
          <text:p text:style-name="P30">Vulnerabilities are specific avenues that threat agents can exploit to attack an information asset. They are chinks in the armor of the information asset.</text:p>
        </text:list-item>
        <text:list-item>
          <text:p text:style-name="P30">A flaw or weakness in an information asset, security procedure, design or control that could be exploited accidentally or on purpose to breach security.</text:p>
        </text:list-item>
      </text:list>
      <text:p text:style-name="P1"/>
      <text:p text:style-name="P1">23. Describe the defense strategy for controlling risk. List and describe the three common methods.</text:p>
      <text:list xml:id="list150758414" text:style-name="L23">
        <text:list-item>
          <text:p text:style-name="P31">The defend control strategy attempts to prevent the exploitation of the vulnerability. <text:s/>This is the preferred approach and is accomplished by means of countering threats, removing vulnerabilities from assets, limits access to assets, and adding protective safeguard.</text:p>
          <text:list>
            <text:list-item>
              <text:p text:style-name="P31">Application of policy.</text:p>
            </text:list-item>
            <text:list-item>
              <text:p text:style-name="P31">Education and training.</text:p>
            </text:list-item>
            <text:list-item>
              <text:p text:style-name="P31">Application of technology.</text:p>
            </text:list-item>
          </text:list>
        </text:list-item>
      </text:list>
      <text:p text:style-name="P1"/>
      <text:p text:style-name="P1">24. Describe the transference strategy for controlling risk. Describe how outsourcing can be used for this purpose</text:p>
      <text:list xml:id="list2076257841" text:style-name="L24">
        <text:list-item>
          <text:p text:style-name="P32">The control approach that attempts to shift risk to other assets, other processes, or other organizations. <text:s/>This may be accomplished by rethinking how services are offered, revising deployment models, outsources to other organizations, purchasing insurance, or implementing service contracts with providers.</text:p>
        </text:list-item>
        <text:list-item>
          <text:p text:style-name="P32"><text:soft-page-break/>Outsourcing allows an organization to transfer the risk associated with the management of complex systems to another organization that has experience dealing with those risks. <text:s/>One of the benefits of outsourcing is that the service provider is responsible for disaster revocery when revocery efforts are needed.</text:p>
        </text:list-item>
      </text:list>
      <text:p text:style-name="P1"/>
      <text:p text:style-name="P1">25. Describe the mitigation strategy for controlling risk. What three planning approaches are discussed in the text as opportunities to mitigate risk?</text:p>
      <text:list xml:id="list4240996703" text:style-name="L25">
        <text:list-item>
          <text:p text:style-name="P33">The control approach that attempts to reduce the impact caused by the exploitation of vulnerability through planning and preparation</text:p>
        </text:list-item>
        <text:list-item>
          <text:p text:style-name="P33">Mitigation begins with the early detection that an attack is in progress and the ability of the organization and the ability of the organization to respond quickly, efficiently and effectively.</text:p>
        </text:list-item>
        <text:list-item>
          <text:p text:style-name="P33">Requires 3 types of plans.</text:p>
          <text:list>
            <text:list-item>
              <text:p text:style-name="P33">Disaster recovery plan</text:p>
              <text:list>
                <text:list-item>
                  <text:p text:style-name="P33">Includes the entire spectrum of activities used to prepare for and recover from an invident. <text:s/>The DR plan focuses more on preparations completed before and actions taken after the incident.</text:p>
                </text:list-item>
              </text:list>
            </text:list-item>
            <text:list-item>
              <text:p text:style-name="P33">Incident recovery plan</text:p>
              <text:list>
                <text:list-item>
                  <text:p text:style-name="P33">Defines the actions an organization can nad perhaps should take while an incident is in progress. <text:s/>The IR focuses on intelligence gathering, information analysis, corrdinated decision making, and urgent-concrete actions.</text:p>
                </text:list-item>
              </text:list>
            </text:list-item>
            <text:list-item>
              <text:p text:style-name="P33">Business Continuity plan</text:p>
              <text:list>
                <text:list-header>
                  <text:p text:style-name="P33">Encompasses the continuation of business activities if a catastrophic event occurs. <text:s/>The BC plan includes planning the steps necessary to ensure the continuation of the organization when the scope or scale of a disaster exceeds the ability of the DR plan to restore operations. <text:s/></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2:03:25.141314873</meta:creation-date>
    <dc:date>2019-10-29T15:26:55.675468443</dc:date>
    <meta:editing-duration>PT10H28M40S</meta:editing-duration>
    <meta:editing-cycles>4</meta:editing-cycles>
    <meta:generator>LibreOffice/6.2.8.2$Linux_X86_64 LibreOffice_project/20$Build-2</meta:generator>
    <meta:document-statistic meta:table-count="0" meta:image-count="0" meta:object-count="0" meta:page-count="4" meta:paragraph-count="97" meta:word-count="1432" meta:character-count="8821" meta:non-whitespace-character-count="7537"/>
  </office:meta>
</office:document-meta>
</file>